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c0" style:family="text">
      <style:text-properties fo:font-family="Sans"/>
    </style:style>
    <style:style style:name="p3" style:family="paragraph">
      <style:paragraph-properties fo:margin-top="0pt" fo:margin-bottom="0pt" fo:text-indent="0pt"/>
    </style:style>
  </office:automatic-styles>
  <office:body>
    <office:text>
      <text:p text:style-name="p3"><text:span text:style-name="c0">PAGE 40</text:span></text:p>
      <text:p text:style-name="p3"/>
      <text:p text:style-name="p3"><text:span text:style-name="c0">Panel 1. NADINE holds out her hand to browse a screen implant embedded in her contact lenses. The screen is translucent blue, hovering over a sky of purple static. The combined color gives the purple a slight bluish tint.</text:span></text:p>
      <text:p text:style-name="p3"/>
      <text:p text:style-name="p3"><text:span text:style-name="c0">Caption: Nadine saw so many ads,</text:span></text:p>
      <text:p text:style-name="p3"><text:span text:style-name="c0">Caption: It made her puke.</text:span></text:p>
      <text:p text:style-name="p3"/>
      <text:p text:style-name="p3"><text:span text:style-name="c0">Panel 2. An old ransom ware web page redirected to a local host port on the user’s computer, with a server booted without the computer user’s knowledge. The light from this computer is the only light in the room.</text:span></text:p>
      <text:p text:style-name="p3"/>
      <text:p text:style-name="p3"><text:span text:style-name="c0">Caption: All that old malware,</text:span></text:p>
      <text:p text:style-name="p3"><text:span text:style-name="c0">Caption: Something that she rebuked,</text:span></text:p>
      <text:p text:style-name="p3"/>
      <text:p text:style-name="p3"><text:span text:style-name="c0">Panel 3. NADINE uses her fingers to push the screen outside her vision. The screen it self melt outside of her vision.</text:span></text:p>
      <text:p text:style-name="p3"/>
      <text:p text:style-name="p3"><text:span text:style-name="c0">SFX: Smashing screen.</text:span></text:p>
    </office:text>
  </office:body>
</office:document-content>
</file>